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bdf7" officeooo:paragraph-rsid="000cbd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Kenny Hegeland</text:p>
      <text:p text:style-name="P1">Dr. Merkel</text:p>
      <text:p text:style-name="P1">02/24/14</text:p>
      <text:p text:style-name="P1">Programming Languages</text:p>
      <text:p text:style-name="P1"/>
      <text:p text:style-name="P1">I downloaded and installed smlnj to test all this code. It all worked as expected.</text:p>
      <text:p text:style-name="P1"/>
      <text:p text:style-name="P1"/>
      <text:p text:style-name="P1">open TextIO;</text:p>
      <text:p text:style-name="P1"></text:p>
      <text:p text:style-name="P1">(* 3.8 (a) *)</text:p>
      <text:p text:style-name="P1">fun len ([],count) = count | len(L, count) = len(tl(L),count+1);</text:p>
      <text:p text:style-name="P1"></text:p>
      <text:p text:style-name="P1">fun tailLen(L) = len(L,0);</text:p>
      <text:p text:style-name="P1"></text:p>
      <text:p text:style-name="P1">(* 3.8 (b) *)</text:p>
      <text:p text:style-name="P1">fun max (L,m) =</text:p>
      <text:p text:style-name="P1"><text:tab/>if L=nil then m</text:p>
      <text:p text:style-name="P1"><text:tab/>else if hd(L) &gt; m then max(tl(L),hd(L))</text:p>
      <text:p text:style-name="P1"><text:tab/>else max(tl(L),m);</text:p>
      <text:p text:style-name="P1"><text:tab/></text:p>
      <text:p text:style-name="P1">fun min(L,m) =</text:p>
      <text:p text:style-name="P1"><text:tab/>if L=nil then m</text:p>
      <text:p text:style-name="P1"><text:tab/>else if m &gt; hd(L) then min(tl(L), hd(L))</text:p>
      <text:p text:style-name="P1"><text:tab/>else min(tl(L),m);</text:p>
      <text:p text:style-name="P1"><text:tab/></text:p>
      <text:p text:style-name="P1">fun find_min_max(L) = [min(L,hd(L)),max(L,hd(L))];</text:p>
      <text:p text:style-name="P1"></text:p>
      <text:p text:style-name="P1">(* 3.8 (c) *)</text:p>
      <text:p text:style-name="P1"></text:p>
      <text:p text:style-name="P1">fun getInput() = </text:p>
      <text:p text:style-name="P1"><text:tab/>let <text:tab/>val y = inputLine(stdIn)</text:p>
      <text:p text:style-name="P1"><text:tab/><text:tab/>val x = substring(valOf y,0,size(valOf y)-1)</text:p>
      <text:p text:style-name="P1"><text:tab/><text:tab/>val z = valOf(Int.fromString x)</text:p>
      <text:p text:style-name="P1"><text:tab/>in </text:p>
      <text:p text:style-name="P1"><text:tab/><text:tab/>if z = 0 then [] else z::getInput()</text:p>
      <text:p text:style-name="P1"><text:tab/>end;</text:p>
      <text:p text:style-name="P1"><text:tab/></text:p>
      <text:p text:style-name="P1">(* 3.8 (d) *)</text:p>
      <text:p text:style-name="P1">fun printList(nil) = ()</text:p>
      <text:p text:style-name="P1">|<text:tab/>printList(x::xs) = (</text:p>
      <text:p text:style-name="P1"><text:tab/><text:tab/>print(Int.toString(x));</text:p>
      <text:p text:style-name="P1"><text:tab/><text:tab/>print("\n");</text:p>
      <text:p text:style-name="P1"><text:tab/><text:tab/>printList(xs)</text:p>
      <text:p text:style-name="P1"><text:tab/>);</text:p>
      <text:p text:style-name="P1"><text:tab/></text:p>
      <text:p text:style-name="P1">fun findMaxMinInput() = </text:p>
      <text:p text:style-name="P1"><text:tab/>let val x = getInput()</text:p>
      <text:p text:style-name="P1"><text:soft-page-break/><text:tab/>in</text:p>
      <text:p text:style-name="P1"><text:tab/><text:tab/>printList x;</text:p>
      <text:p text:style-name="P1"><text:tab/><text:tab/>find_min_max x</text:p>
      <text:p text:style-name="P1"><text:tab/>end;</text:p>
      <text:p text:style-name="P1"><text:tab/></text:p>
      <text:p text:style-name="P1">(* 3.8 (e) *)</text:p>
      <text:p text:style-name="P1">(* quick sort. We take the first element is a pivot and partition the set based on this first element, then we will recursively call quicksort on the two halves *)</text:p>
      <text:p text:style-name="P1">fun <text:tab/>partition piv f b [] = (f,b) |</text:p>
      <text:p text:style-name="P1"><text:tab/>partition piv f b (x::xs) =</text:p>
      <text:p text:style-name="P1"><text:tab/><text:tab/>if piv &gt; x then partition piv (x::f) b xs</text:p>
      <text:p text:style-name="P1"><text:tab/><text:tab/>else partition piv f (x::b) xs;</text:p>
      <text:p text:style-name="P1"><text:tab/><text:tab/></text:p>
      <text:p text:style-name="P1">fun <text:tab/>quicksort [] = [] |</text:p>
      <text:p text:style-name="P1"><text:tab/>quicksort (x::xs) =</text:p>
      <text:p text:style-name="P1"><text:tab/><text:tab/>let val (front, back) = partition x [][] xs</text:p>
      <text:p text:style-name="P1"><text:tab/><text:tab/>in</text:p>
      <text:p text:style-name="P1"><text:tab/><text:tab/><text:tab/>quicksort front @ [x] @ quicksort back</text:p>
      <text:p text:style-name="P1"><text:tab/><text:tab/>end;</text:p>
      <text:p text:style-name="P1"><text:tab/><text:tab/><text:tab/><text:tab/></text:p>
      <text:p text:style-name="P1"></text:p>
      <text:p text:style-name="P1">(* 3.8 (f) *)</text:p>
      <text:p text:style-name="P1">fun <text:tab/>merge l1 [] = l1 |</text:p>
      <text:p text:style-name="P1"><text:tab/>merge [] l2 = l2 |</text:p>
      <text:p text:style-name="P1"><text:tab/>merge (x::xs) (y::ys) = </text:p>
      <text:p text:style-name="P1"><text:tab/><text:tab/>if x &gt; y then y::merge (x::xs) ys</text:p>
      <text:p text:style-name="P1"><text:tab/><text:tab/>else x::merge xs (y::ys);</text:p>
      <text:p text:style-name="P1"><text:tab/><text:tab/></text:p>
      <text:p text:style-name="P1">fun len [] = 0 | len (x::xs) = 1 + len xs;</text:p>
      <text:p text:style-name="P1"></text:p>
      <text:p text:style-name="P1">fun <text:tab/>mergesort [] = [] |</text:p>
      <text:p text:style-name="P1"><text:tab/>mergesort (x::[]) = [x] |</text:p>
      <text:p text:style-name="P1"><text:tab/>mergesort lis =</text:p>
      <text:p text:style-name="P1"><text:tab/><text:tab/>let <text:tab/>val mid = len lis div 2</text:p>
      <text:p text:style-name="P1"><text:tab/><text:tab/><text:tab/>val front = List.take(lis, mid)</text:p>
      <text:p text:style-name="P1"><text:tab/><text:tab/><text:tab/>val back = List.drop(lis, mid)</text:p>
      <text:p text:style-name="P1"><text:tab/><text:tab/>in</text:p>
      <text:p text:style-name="P1"><text:tab/><text:tab/><text:tab/>merge (mergesort front) (mergesort back)</text:p>
      <text:p text:style-name="P1"><text:tab/><text:tab/>end;</text:p>
      <text:p text:style-name="P1"><text:tab/><text:tab/></text:p>
      <text:p text:style-name="P1">(* 3.8 (g) *)</text:p>
      <text:p text:style-name="P1">fun is_pyth x y z = x*x+y*y=z*z;</text:p>
      <text:p text:style-name="P1"></text:p>
      <text:p text:style-name="P1">fun print_pyth x y z = (</text:p>
      <text:p text:style-name="P1"><text:tab/>output(stdOut, "(");</text:p>
      <text:p text:style-name="P1"><text:tab/>output(stdOut, Int.toString x);</text:p>
      <text:p text:style-name="P1"><text:tab/>output(stdOut, ", ");</text:p>
      <text:p text:style-name="P1"><text:tab/>output(stdOut, Int.toString y);</text:p>
      <text:p text:style-name="P1"><text:tab/>output(stdOut, ", ");</text:p>
      <text:p text:style-name="P1"><text:soft-page-break/><text:tab/>output(stdOut, Int.toString z);</text:p>
      <text:p text:style-name="P1"><text:tab/>output(stdOut, ")\n")</text:p>
      <text:p text:style-name="P1">);</text:p>
      <text:p text:style-name="P1"></text:p>
      <text:p text:style-name="P1"></text:p>
      <text:p text:style-name="P1">fun gen_pyth x y z n = (</text:p>
      <text:p text:style-name="P1"><text:tab/>if is_pyth x y z then print_pyth x y z else output(stdOut, "");</text:p>
      <text:p text:style-name="P1"><text:tab/>if x = n then output(stdOut,"")</text:p>
      <text:p text:style-name="P1"><text:tab/>else if y = n then gen_pyth (x+1) (x+1) z n</text:p>
      <text:p text:style-name="P1"><text:tab/>else if z = n then gen_pyth x (y+1) (y+1) n</text:p>
      <text:p text:style-name="P1"><text:tab/>else gen_pyth x y (z+1) n</text:p>
      <text:p text:style-name="P1">);</text:p>
      <text:p text:style-name="P1"></text:p>
      <text:p text:style-name="P1">fun pyth_trip n = gen_pyth 1 1 1 n;</text:p>
      <text:p text:style-name="P1"></text:p>
      <text:p text:style-name="P1"><text:tab/></text:p>
      <text:p text:style-name="P1">(* 3.8 (h) *)</text:p>
      <text:p text:style-name="P1">fun twice f = fn x =&gt; f(f(x));</text:p>
      <text:p text:style-name="P1">fun square x = x*x;</text:p>
      <text:p text:style-name="P1"></text:p>
      <text:p text:style-name="P1">(* As in the previous assignment, twice square = x^4, and so twice twice square = x^16 *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ny </meta:initial-creator>
    <meta:creation-date>2014-02-24T21:38:45.566216680</meta:creation-date>
    <dc:date>2014-02-24T21:43:23.645886831</dc:date>
    <dc:creator>kenny </dc:creator>
    <meta:editing-duration>P0D</meta:editing-duration>
    <meta:editing-cycles>1</meta:editing-cycles>
    <meta:document-statistic meta:table-count="0" meta:image-count="0" meta:object-count="0" meta:page-count="3" meta:paragraph-count="114" meta:word-count="463" meta:character-count="2533" meta:non-whitespace-character-count="1948"/>
    <meta:generator>LibreOffice/4.1.3.2$Linux_X86_64 LibreOffice_project/410m0$Build-2</meta:generator>
  </office:meta>
</office:document-meta>
</file>